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</style:style>
    <style:style style:name="P8" style:family="paragraph">
      <style:paragraph-properties style:writing-mode="lr-tb"/>
    </style:style>
    <style:style style:name="T1" style:family="text">
      <style:text-properties fo:color="#00a933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00" loext:opacity="100%" fo:font-weight="bold" style:font-weight-asian="bold" style:font-weight-complex="bold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color="#ff0000" loext:opacity="100%" fo:font-weight="bold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position="-8% 58%"/>
    </style:style>
    <style:style style:name="T9" style:family="text">
      <style:text-properties fo:color="#00000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Chemistry</text:span><text:span text:style-name="T2">-</text:span><text:span text:style-name="T3">Pyt</text:span><text:span text:style-name="T4">hon </text:span><text:span text:style-name="T5">I</text:span></text:p>
          </draw:text-box>
        </draw:frame>
        <draw:frame presentation:style-name="pr2" draw:text-style-name="P4" draw:layer="layout" svg:width="25.199cm" svg:height="9.134cm" svg:x="1.4cm" svg:y="3.685cm" presentation:class="subtitle" presentation:user-transformed="true">
          <draw:text-box>
            <text:p text:style-name="P2">This course has 5 modules:</text:p>
            <text:p text:style-name="P2"/>
            <text:list text:style-name="L1">
              <text:list-item>
                <text:p text:style-name="P2"><text:span text:style-name="T6">Preparation of work environment</text:span></text:p>
              </text:list-item>
              <text:list-item>
                <text:p text:style-name="P2"><text:span text:style-name="T6">Basic </text:span>Python’s concept</text:p>
              </text:list-item>
              <text:list-item>
                <text:p text:style-name="P3"><text:span text:style-name="T6">Improve your skill to solve </text:span>Chemistry’s problems with Python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<text:span text:style-name="T1">Mo</text:span><text:span text:style-name="T3">du</text:span><text:span text:style-name="T4">le</text:span><text:span text:style-name="T2"> </text:span><text:span text:style-name="T5">0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p text:style-name="P6"><text:span text:style-name="T2">Work Environment</text:span></text:p>
            <text:p text:style-name="P6"><text:span text:style-name="T2"/></text:p>
            <text:p text:style-name="P6"><text:span text:style-name="T7">1)</text:span><text:span text:style-name="T2"> </text:span><text:span text:style-name="T7">Install Python 3 and VsCode</text:span></text:p>
            <text:p text:style-name="P6"><text:span text:style-name="T7">2) VsCode Configu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Mo</text:span><text:span text:style-name="T3">du</text:span><text:span text:style-name="T4">le</text:span><text:span text:style-name="T2"> </text:span><text:span text:style-name="T5">1</text:span>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p text:style-name="P2"><text:span text:style-name="T2">Concepts</text:span>:</text:p>
            <text:p text:style-name="P2">1) What is Python?. Python’s data. Binary operations</text:p>
            <text:p text:style-name="P2">3) for, while and if-else cycles. Function</text:p>
            <text:p text:style-name="P2">2) Read and print information. Import Modules</text:p>
            <text:p><text:span text:style-name="T2">Problems</text:span>:</text:p>
            <text:p>3) Build structured data</text:p>
            <text:p>4) Atomic mass percentage in molecular formula</text:p>
            <text:p>5) Ideal gases (PV = M/N<text:span text:style-name="T8">A</text:span>RT)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 text:style-name="P5"><text:span text:style-name="T1">Mo</text:span><text:span text:style-name="T3">du</text:span><text:span text:style-name="T4">le</text:span><text:span text:style-name="T2"> </text:span><text:span text:style-name="T5">2</text:span></text:p>
          </draw:text-box>
        </draw:frame>
        <draw:frame presentation:style-name="pr4" draw:text-style-name="P8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 text:style-name="P5"><text:span text:style-name="T1">Mo</text:span><text:span text:style-name="T3">du</text:span><text:span text:style-name="T4">le</text:span><text:span text:style-name="T2"> </text:span><text:span text:style-name="T5">3</text:span></text:p>
          </draw:text-box>
        </draw:frame>
        <draw:frame presentation:style-name="pr4" draw:text-style-name="P8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 text:style-name="P5"><text:span text:style-name="T1">Mo</text:span><text:span text:style-name="T3">du</text:span><text:span text:style-name="T4">le</text:span><text:span text:style-name="T2"> </text:span><text:span text:style-name="T5">4</text:span></text:p>
          </draw:text-box>
        </draw:frame>
        <draw:frame presentation:style-name="pr4" draw:text-style-name="P8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5"><text:span text:style-name="T1">Chemistry</text:span><text:span text:style-name="T2">-</text:span><text:span text:style-name="T3">Pyt</text:span><text:span text:style-name="T4">hon </text:span><text:span text:style-name="T5">Jobs </text:span><text:span text:style-name="T9">(2024)</text:span></text:p>
          </draw:text-box>
        </draw:frame>
        <draw:frame presentation:style-name="pr4" draw:text-style-name="P8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8T16:08:43.804058494</meta:creation-date>
    <dc:date>2024-02-09T20:03:28.557117107</dc:date>
    <meta:editing-duration>PT14M32S</meta:editing-duration>
    <meta:editing-cycles>7</meta:editing-cycles>
    <meta:generator>LibreOffice/7.3.7.2$Linux_X86_64 LibreOffice_project/30$Build-2</meta:generator>
    <meta:document-statistic meta:object-count="49"/>
  </office:meta>
</office:document-meta>
</file>